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1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4" style:family="table-cell" style:parent-style-name="Default">
      <style:text-properties fo:color="#000000" style:font-name="Monospace" fo:language="none" fo:country="none" style:font-name-asian="Noto Sans CJK SC Regular" style:language-asian="none" style:country-asian="none" style:font-name-complex="Lohit Devanagari" style:language-complex="none" style:country-complex="none"/>
    </style:style>
    <style:style style:name="ce12" style:family="table-cell" style:parent-style-name="Default">
      <style:table-cell-properties fo:background-color="#ef413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7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rror detection</text:p>
          </table:table-cell>
          <table:covered-table-cell/>
          <table:table-cell office:value-type="string" calcext:value-type="string" table:number-columns-spanned="2" table:number-rows-spanned="1">
            <text:p>error correction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missing IRI</text:p>
          </table:table-cell>
          <table:table-cell table:style-name="ce16" office:value-type="float" office:value="1" calcext:value-type="float">
            <text:p>1</text:p>
          </table:table-cell>
          <table:table-cell table:style-name="ce1" office:value-type="string" calcext:value-type="string">
            <text:p>some tests where don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9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dont know the stuctur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%2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check it there is “a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uri-02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table-cell table:style-name="ce12" office:value-type="string" calcext:value-type="string" table:number-columns-spanned="1" table:number-rows-spanned="5">
            <text:p>check URI esca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n3-extras-13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may give @a error when it is a predicate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kw-01.ttl</text:p>
          </table:table-cell>
          <table:table-cell table:style-name="ce1" office:value-type="string" calcext:value-type="string">
            <text:p>1*</text:p>
          </table:table-cell>
          <table:table-cell table:style-name="ce1"/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uri-05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eval-bad-01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N3 paths cannot be used in Turt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extraneous input 'eg' expecting PNAME_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urtle-eval-bad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20 within IRI done for the space but with \u0020 still not working</text:p>
          </table:table-cell>
          <table:table-cell office:value-type="string" calcext:value-type="string" table:number-columns-spanned="1" table:number-rows-spanned="4">
            <text:p>I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C with IRI done for the &lt; char but with &lt; still not working <text:s/>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E within IRI done for the space but with &gt; still not workin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we check if it contains “{” or “][‘;, 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ase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Msg from parser: <text:span text:style-name="T2"> missing IRIREF at '.'</text:span></text:p>
          </table:table-cell>
          <table:table-cell office:value-type="string" calcext:value-type="string" table:number-columns-spanned="1" table:number-rows-spanned="3">
            <text:p>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lank-label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esc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4">
            <text:p>es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esc-02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3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4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kw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5">
            <text:p>k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ITERAL2_with_langtag_and_datatype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dash-star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put ':s:p:-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escap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 <text:s/>Recognition errorM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escape-start</text:p>
          </table:table-cell>
          <table:table-cell office:value-type="string" calcext:value-type="string">
            <text:p>1*</text:p>
          </table:table-cell>
          <table:table-cell table:style-name="ce14" office:value-type="string" calcext:value-type="string">
            <text:p>:s :p :%2o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missing-ns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missing-ns-dot-start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3-extras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spanned="1" table:number-rows-spanned="13"/>
          <table:table-cell table:number-columns-repeated="1020"/>
        </table:table-row>
        <table:table-row table:style-name="ro1">
          <table:table-cell office:value-type="string" calcext:value-type="string">
            <text:p>turtle-syntax-bad-n3-extras0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4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:x^ns:p :p :z . noViableAlternative errorMs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a.:b.:c .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7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8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9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0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1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2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3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0:07:46.45766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20T15:31:09.129953552</dc:date>
    <meta:editing-duration>P2DT23H</meta:editing-duration>
    <meta:editing-cycles>81</meta:editing-cycles>
    <meta:generator>LibreOffice/5.4.5.1$Linux_X86_64 LibreOffice_project/40m0$Build-1</meta:generator>
    <meta:document-statistic meta:table-count="1" meta:cell-count="312" meta:object-count="0"/>
  </office:meta>
</office:document-meta>
</file>